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office:value-type="float" office:value="1">
            <text:p>1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About descriptive statistic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office:value-type="float" office:value="1">
            <text:p>1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About inferential statistic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office:value-type="float" office:value="1">
            <text:p>1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Variable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office:value-type="float" office:value="2">
            <text:p>2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Parameter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office:value-type="float" office:value="2">
            <text:p>2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Statistic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office:value-type="float" office:value="2">
            <text:p>2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Summation notatio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office:value-type="float" office:value="3">
            <text:p>3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Measurement scale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office:value-type="float" office:value="3">
            <text:p>3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Histogram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office:value-type="float" office:value="3">
            <text:p>3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Relative Frequency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7]+1" office:value-type="float" office:value="4">
            <text:p>4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8]+1" office:value-type="float" office:value="4">
            <text:p>4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9]+1" office:value-type="float" office:value="4">
            <text:p>4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10]+1" office:value-type="float" office:value="5">
            <text:p>5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Computing the sample mea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11]+1" office:value-type="float" office:value="5">
            <text:p>5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Computing the sample media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12]+1" office:value-type="float" office:value="5">
            <text:p>5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Boxplot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13]+1" office:value-type="float" office:value="6">
            <text:p>6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Interquartile Range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14]+1" office:value-type="float" office:value="6">
            <text:p>6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Pie-Charts (?)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15]+1" office:value-type="float" office:value="6">
            <text:p>6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Trimean and Trimmed Mean (Outliers)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16]+1" office:value-type="float" office:value="7">
            <text:p>7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Types of Data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17]+1" office:value-type="float" office:value="7">
            <text:p>7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Skew and Kurtosi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18]+1" office:value-type="float" office:value="7">
            <text:p>7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Mea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19]+1" office:value-type="float" office:value="8">
            <text:p>8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Media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20]+1" office:value-type="float" office:value="8">
            <text:p>8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Mode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21]+1" office:value-type="float" office:value="8">
            <text:p>8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Trimea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22]+1" office:value-type="float" office:value="9">
            <text:p>9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Trimmed Mea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23]+1" office:value-type="float" office:value="9">
            <text:p>9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Summary 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24]+1" office:value-type="float" office:value="9">
            <text:p>9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Spread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25]+1" office:value-type="float" office:value="10">
            <text:p>10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Range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26]+1" office:value-type="float" office:value="10">
            <text:p>10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Semi-Interquartile Range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27]+1" office:value-type="float" office:value="10">
            <text:p>10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Variance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28]+1" office:value-type="float" office:value="11">
            <text:p>11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Standard Deviatio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29]+1" office:value-type="float" office:value="11">
            <text:p>11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Summary 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30]+1" office:value-type="float" office:value="11">
            <text:p>11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31]+1" office:value-type="float" office:value="12">
            <text:p>12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Skew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32]+1" office:value-type="float" office:value="12">
            <text:p>12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Kurtosis 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33]+1" office:value-type="float" office:value="12">
            <text:p>12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Graph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34]+1" office:value-type="float" office:value="13">
            <text:p>13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Frequency Polygon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35]+1" office:value-type="float" office:value="13">
            <text:p>13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Histogram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36]+1" office:value-type="float" office:value="13">
            <text:p>13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Stem and Leaf Display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37]+1" office:value-type="float" office:value="14">
            <text:p>14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Ogives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38]+1" office:value-type="float" office:value="14">
            <text:p>14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39]+1" office:value-type="float" office:value="14">
            <text:p>14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40]+1" office:value-type="float" office:value="15">
            <text:p>15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41]+1" office:value-type="float" office:value="15">
            <text:p>15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42]+1" office:value-type="float" office:value="15">
            <text:p>15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43]+1" office:value-type="float" office:value="16">
            <text:p>16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44]+1" office:value-type="float" office:value="16">
            <text:p>16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45]+1" office:value-type="float" office:value="16">
            <text:p>16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46]+1" office:value-type="float" office:value="17">
            <text:p>17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47]+1" office:value-type="float" office:value="17">
            <text:p>17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48]+1" office:value-type="float" office:value="17">
            <text:p>17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Factorial And Choose (Pascal Traingle)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49]+1" office:value-type="float" office:value="18">
            <text:p>18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Binomial 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50]+1" office:value-type="float" office:value="18">
            <text:p>18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Geometric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51]+1" office:value-type="float" office:value="18">
            <text:p>18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 office:value-type="string">
            <text:p>Poisso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52]+1" office:value-type="float" office:value="19">
            <text:p>19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 office:value-type="string">
            <text:p>Normal Distributio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53]+1" office:value-type="float" office:value="19">
            <text:p>19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 office:value-type="string">
            <text:p>Standard Normal Distribution</text:p>
          </table:table-cell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54]+1" office:value-type="float" office:value="19">
            <text:p>19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55]+1" office:value-type="float" office:value="20">
            <text:p>20</text:p>
          </table:table-cell>
          <table:table-cell office:value-type="string">
            <text:p>]</text:p>
          </table:table-cell>
          <table:table-cell office:value-type="string">
            <text:p>Part A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56]+1" office:value-type="float" office:value="20">
            <text:p>20</text:p>
          </table:table-cell>
          <table:table-cell office:value-type="string">
            <text:p>]</text:p>
          </table:table-cell>
          <table:table-cell office:value-type="string">
            <text:p>Part B</text:p>
          </table:table-cell>
          <table:table-cell/>
        </table:table-row>
        <table:table-row table:style-name="ro1">
          <table:table-cell office:value-type="string">
            <text:p>\item[</text:p>
          </table:table-cell>
          <table:table-cell office:value-type="string">
            <text:p>Lecture</text:p>
          </table:table-cell>
          <table:table-cell table:formula="of:=[.C57]+1" office:value-type="float" office:value="20">
            <text:p>20</text:p>
          </table:table-cell>
          <table:table-cell office:value-type="string">
            <text:p>]</text:p>
          </table:table-cell>
          <table:table-cell office:value-type="string">
            <text:p>Part C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3/09/2013</text:date>, <text:time>14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2:00:35.01</meta:creation-date>
    <dc:date>2013-09-03T14:51:35.98</dc:date>
    <meta:editing-duration>PT18M35S</meta:editing-duration>
    <meta:editing-cycles>1</meta:editing-cycles>
    <meta:document-statistic meta:table-count="3" meta:cell-count="343" meta:object-count="0"/>
    <meta:generator>OpenOffice.org/3.4$Win32 OpenOffice.org_project/340m1$Build-9590</meta:generator>
  </office:meta>
</office:document-meta>
</file>